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" fo:font-size="12pt" officeooo:rsid="000485d2" officeooo:paragraph-rsid="000cfd1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2pt" officeooo:rsid="0016688f" officeooo:paragraph-rsid="0016688f" style:font-size-asian="12pt" style:font-size-complex="12pt"/>
    </style:style>
    <style:style style:name="P3" style:family="paragraph" style:parent-style-name="Standard" style:list-style-name="L2">
      <style:paragraph-properties fo:text-align="start" style:justify-single-word="false"/>
      <style:text-properties fo:color="#000000" style:font-name="Liberation Sans" fo:font-size="12pt" officeooo:rsid="0016688f" officeooo:paragraph-rsid="0016688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2pt" officeooo:rsid="00168cb7" officeooo:paragraph-rsid="00168cb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16pt" officeooo:rsid="0016688f" officeooo:paragraph-rsid="0016688f" style:font-size-asian="16pt" style:font-size-complex="16pt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Liberation Sans" fo:font-size="12pt" officeooo:rsid="0016688f" officeooo:paragraph-rsid="0016688f" style:font-size-asian="12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Liberation Sans" fo:font-size="12pt" style:text-underline-style="solid" style:text-underline-width="auto" style:text-underline-color="font-color" fo:font-weight="bold" officeooo:rsid="00168cb7" officeooo:paragraph-rsid="00168cb7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00c0" style:font-name="Monospace" fo:font-size="10pt" style:font-size-asian="10pt"/>
    </style:style>
    <style:style style:name="T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version Java - JSON</text:p>
      <text:p text:style-name="P1"/>
      <text:p text:style-name="P1"/>
      <text:p text:style-name="P2">Un objet Java peut être converti en texte JSON en utilisant la librairie Jackson. Inversement, un texte JSON peut être converti en objet Java.</text:p>
      <text:p text:style-name="P2"/>
      <text:p text:style-name="P2">Ce procédé est très utilisé pour convertir des objets en texte et inversement. Il est aussi très utilisé pour convertir des objets d'un langage à un autre, par exemple de Java à Python.</text:p>
      <text:p text:style-name="P2"/>
      <text:p text:style-name="P2">Les JARs de la librairie Jackson peuvent être téléchargés en utilisant Maven. Voir le fichier pom.xml.</text:p>
      <text:p text:style-name="P2"/>
      <text:p text:style-name="P2">Les JARs téléchargés sont :</text:p>
      <text:p text:style-name="P2"/>
      <text:list xml:id="list1648446652" text:style-name="L2">
        <text:list-item>
          <text:p text:style-name="P3">jackson-core-2.14.1.jar</text:p>
        </text:list-item>
        <text:list-item>
          <text:p text:style-name="P3">jackson-databind-2.14.1.jar</text:p>
        </text:list-item>
        <text:list-item>
          <text:p text:style-name="P3">jackson-annotations-2.14.1.jar</text:p>
        </text:list-item>
      </text:list>
      <text:p text:style-name="P2"/>
      <text:p text:style-name="P2">Voir exemple de conversion dans ExempleJson.java</text:p>
      <text:p text:style-name="P2"/>
      <text:p text:style-name="P6"><text:span text:style-name="T5">package</text:span><text:span text:style-name="T10"> exemple_json;</text:span></text:p>
      <text:p text:style-name="P9"/>
      <text:p text:style-name="P8"><text:span text:style-name="T8">// </text:span><text:span text:style-name="T9">fichier</text:span><text:span text:style-name="T8"> ExempleJson.java</text:span></text:p>
      <text:p text:style-name="P9"/>
      <text:p text:style-name="P8"><text:span text:style-name="T5">import</text:span><text:span text:style-name="T1"> </text:span><text:span text:style-name="T2">java.io.BufferedOutputStream</text:span><text:span text:style-name="T1">;</text:span></text:p>
      <text:p text:style-name="P8"><text:span text:style-name="T5">import</text:span><text:span text:style-name="T1"> </text:span><text:span text:style-name="T2">java.io.BufferedWriter</text:span><text:span text:style-name="T1">;</text:span></text:p>
      <text:p text:style-name="P8"><text:span text:style-name="T5">import</text:span><text:span text:style-name="T1"> </text:span><text:span text:style-name="T2">java.io.IOException</text:span><text:span text:style-name="T1">;</text:span></text:p>
      <text:p text:style-name="P8"><text:span text:style-name="T5">import</text:span><text:span text:style-name="T1"> </text:span><text:span text:style-name="T2">java.io.OutputStream</text:span><text:span text:style-name="T1">;</text:span></text:p>
      <text:p text:style-name="P8"><text:span text:style-name="T5">import</text:span><text:span text:style-name="T1"> java.io.StringReader;</text:span></text:p>
      <text:p text:style-name="P8"><text:span text:style-name="T5">import</text:span><text:span text:style-name="T1"> java.io.StringWriter;</text:span></text:p>
      <text:p text:style-name="P8"><text:span text:style-name="T5">import</text:span><text:span text:style-name="T1"> </text:span><text:span text:style-name="T2">java.io.Writer</text:span><text:span text:style-name="T1">;</text:span></text:p>
      <text:p text:style-name="P9"/>
      <text:p text:style-name="P8"><text:span text:style-name="T5">import</text:span><text:span text:style-name="T1"> com.fasterxml.jackson.core.JsonFactory;</text:span></text:p>
      <text:p text:style-name="P8"><text:span text:style-name="T5">import</text:span><text:span text:style-name="T1"> com.fasterxml.jackson.core.JsonGenerator;</text:span></text:p>
      <text:p text:style-name="P8"><text:span text:style-name="T5">import</text:span><text:span text:style-name="T1"> com.fasterxml.jackson.databind.ObjectMapper;</text:span></text:p>
      <text:p text:style-name="P9"/>
      <text:p text:style-name="P8"><text:span text:style-name="T5">public</text:span><text:span text:style-name="T1"> </text:span><text:span text:style-name="T5">class</text:span><text:span text:style-name="T1"> ExempleJson {</text:span></text:p>
      <text:p text:style-name="P9"/>
      <text:p text:style-name="P8"><text:span text:style-name="T1"><text:tab/></text:span><text:span text:style-name="T5">public</text:span><text:span text:style-name="T1"> </text:span><text:span text:style-name="T5">static</text:span><text:span text:style-name="T1"> </text:span><text:span text:style-name="T5">void</text:span><text:span text:style-name="T1"> main(String [] </text:span><text:span text:style-name="T6">args</text:span><text:span text:style-name="T1">) {</text:span></text:p>
      <text:p text:style-name="P8"><text:span text:style-name="T1"><text:tab/><text:tab/><text:tab/><text:tab/></text:span></text:p>
      <text:p text:style-name="P8"><text:span text:style-name="T1"><text:tab/><text:tab/></text:span><text:span text:style-name="T8">// </text:span><text:span text:style-name="T9">objet</text:span><text:span text:style-name="T8"> à </text:span><text:span text:style-name="T9">convertir</text:span><text:span text:style-name="T8"> </text:span><text:span text:style-name="T9">en</text:span><text:span text:style-name="T8"> </text:span><text:span text:style-name="T9">texte</text:span><text:span text:style-name="T8"> JSON</text:span></text:p>
      <text:p text:style-name="P8"><text:span text:style-name="T1"><text:tab/><text:tab/>Data </text:span><text:span text:style-name="T6">d1</text:span><text:span text:style-name="T1"> = </text:span><text:span text:style-name="T5">new</text:span><text:span text:style-name="T1"> Data();</text:span></text:p>
      <text:p text:style-name="P8"><text:span text:style-name="T1"><text:tab/><text:tab/></text:span><text:span text:style-name="T6">d1</text:span><text:span text:style-name="T1">.setCmd(</text:span><text:span text:style-name="T7">"prog"</text:span><text:span text:style-name="T1">);</text:span></text:p>
      <text:p text:style-name="P8"><text:span text:style-name="T1"><text:tab/><text:tab/></text:span><text:span text:style-name="T6">d1</text:span><text:span text:style-name="T1">.setParam1(</text:span><text:span text:style-name="T7">"(space add robi (rect.class new))"</text:span><text:span text:style-name="T1">);</text:span></text:p>
      <text:p text:style-name="P8"><text:span text:style-name="T1"><text:tab/><text:tab/></text:span></text:p>
      <text:p text:style-name="P8"><text:span text:style-name="T1"><text:tab/><text:tab/></text:span><text:span text:style-name="T8">// </text:span></text:p>
      <text:p text:style-name="P8"><text:span text:style-name="T1"><text:tab/><text:tab/>StringWriter </text:span><text:span text:style-name="T6">sw</text:span><text:span text:style-name="T1"> = </text:span><text:span text:style-name="T5">new</text:span><text:span text:style-name="T1"> StringWriter();</text:span></text:p>
      <text:p text:style-name="P8"><text:span text:style-name="T1"><text:tab/><text:tab/></text:span></text:p>
      <text:p text:style-name="P8"><text:span text:style-name="T1"><text:tab/><text:tab/></text:span><text:span text:style-name="T8">// conversion </text:span><text:span text:style-name="T9">en</text:span><text:span text:style-name="T8"> JSON</text:span></text:p>
      <text:p text:style-name="P8"><text:span text:style-name="T1"><text:tab/><text:tab/></text:span><text:span text:style-name="T5">try</text:span><text:span text:style-name="T1"> {</text:span></text:p>
      <text:p text:style-name="P8"><text:span text:style-name="T1"><text:tab/><text:tab/><text:tab/>JsonGenerator </text:span><text:span text:style-name="T6">generator</text:span><text:span text:style-name="T1"> = </text:span><text:span text:style-name="T5">new</text:span><text:span text:style-name="T1"> JsonFactory().createGenerator(</text:span><text:span text:style-name="T6">sw</text:span><text:span text:style-name="T1">);</text:span></text:p>
      <text:p text:style-name="P8"><text:span text:style-name="T1"><text:tab/><text:tab/><text:tab/>ObjectMapper </text:span><text:span text:style-name="T6">mapper</text:span><text:span text:style-name="T1"> = </text:span><text:span text:style-name="T5">new</text:span><text:span text:style-name="T1"> ObjectMapper();</text:span></text:p>
      <text:p text:style-name="P8"><text:span text:style-name="T1"><text:tab/><text:tab/><text:tab/></text:span><text:span text:style-name="T6">generator</text:span><text:span text:style-name="T1">.setCodec(</text:span><text:span text:style-name="T6">mapper</text:span><text:span text:style-name="T1">);</text:span></text:p>
      <text:p text:style-name="P8"><text:span text:style-name="T1"><text:tab/><text:tab/><text:tab/></text:span><text:span text:style-name="T6">generator</text:span><text:span text:style-name="T1">.writeObject(</text:span><text:span text:style-name="T6">d1</text:span><text:span text:style-name="T1">);</text:span></text:p>
      <text:p text:style-name="P8"><text:span text:style-name="T1"><text:tab/><text:tab/><text:tab/></text:span><text:span text:style-name="T6">generator</text:span><text:span text:style-name="T1">.close();</text:span></text:p>
      <text:p text:style-name="P8"><text:span text:style-name="T1"><text:tab/><text:tab/>}</text:span></text:p>
      <text:p text:style-name="P8"><text:span text:style-name="T1"><text:tab/><text:tab/></text:span><text:span text:style-name="T5">catch</text:span><text:span text:style-name="T1"> (Exception </text:span><text:span text:style-name="T6">e</text:span><text:span text:style-name="T1">) {</text:span></text:p>
      <text:p text:style-name="P8"><text:span text:style-name="T1"><text:tab/><text:tab/><text:tab/>System.</text:span><text:span text:style-name="T4">out</text:span><text:span text:style-name="T1">.println(</text:span><text:span text:style-name="T7">"Erreur production JSON "</text:span><text:span text:style-name="T1">+</text:span><text:span text:style-name="T6">e</text:span><text:span text:style-name="T1">.getMessage());</text:span></text:p>
      <text:p text:style-name="P8"><text:span text:style-name="T1"><text:tab/><text:tab/>}</text:span></text:p>
      <text:p text:style-name="P8"><text:span text:style-name="T1"><text:tab/><text:tab/></text:span></text:p>
      <text:p text:style-name="P8"><text:span text:style-name="T1"><text:tab/><text:tab/>System.</text:span><text:span text:style-name="T4">out</text:span><text:span text:style-name="T1">.println(</text:span><text:span text:style-name="T7">"Résultat JSON = "</text:span><text:span text:style-name="T1">+</text:span><text:span text:style-name="T6">sw</text:span><text:span text:style-name="T1">.toString());</text:span></text:p>
      <text:p text:style-name="P8"><text:span text:style-name="T1"><text:tab/><text:tab/></text:span></text:p>
      <text:p text:style-name="P8"><text:span text:style-name="T1"><text:tab/><text:tab/></text:span><text:span text:style-name="T8">// conversion </text:span><text:span text:style-name="T9">texte</text:span><text:span text:style-name="T8"> JSON </text:span><text:span text:style-name="T9">en</text:span><text:span text:style-name="T8"> </text:span><text:span text:style-name="T9">objet</text:span><text:span text:style-name="T8"> Java</text:span></text:p>
      <text:p text:style-name="P8"><text:span text:style-name="T1"><text:tab/><text:tab/></text:span><text:span text:style-name="T5">try</text:span><text:span text:style-name="T1"> {</text:span></text:p>
      <text:p text:style-name="P8"><text:span text:style-name="T1"><text:tab/><text:tab/><text:tab/>Data </text:span><text:span text:style-name="T6">d2</text:span><text:span text:style-name="T1"> = </text:span><text:span text:style-name="T5">new</text:span><text:span text:style-name="T1"> ObjectMapper().readValue(</text:span><text:span text:style-name="T5">new</text:span><text:span text:style-name="T1"> StringReader(</text:span><text:span text:style-name="T6">sw</text:span><text:span text:style-name="T1">.toString()), Data.</text:span><text:span text:style-name="T5">class</text:span><text:span text:style-name="T1">);</text:span></text:p>
      <text:p text:style-name="P8"><text:span text:style-name="T1"><text:tab/><text:tab/><text:tab/>System.</text:span><text:span text:style-name="T4">out</text:span><text:span text:style-name="T1">.println(</text:span><text:span text:style-name="T7">"d2 = "</text:span><text:span text:style-name="T1">+</text:span><text:span text:style-name="T6">d2</text:span><text:span text:style-name="T1">.toString());</text:span></text:p>
      <text:p text:style-name="P8"><text:span text:style-name="T1"><text:tab/><text:tab/>}</text:span></text:p>
      <text:p text:style-name="P8"><text:span text:style-name="T1"><text:tab/><text:tab/></text:span><text:span text:style-name="T5">catch</text:span><text:span text:style-name="T1"> (Exception </text:span><text:span text:style-name="T6">e</text:span><text:span text:style-name="T1">) {</text:span></text:p>
      <text:p text:style-name="P8"><text:span text:style-name="T1"><text:tab/><text:tab/><text:tab/>System.</text:span><text:span text:style-name="T4">out</text:span><text:span text:style-name="T1">.println(</text:span><text:span text:style-name="T7">"Erreur lecture JSON "</text:span><text:span text:style-name="T1">+</text:span><text:span text:style-name="T6">e</text:span><text:span text:style-name="T1">.getMessage());</text:span></text:p>
      <text:p text:style-name="P8"><text:span text:style-name="T1"><text:tab/><text:tab/>}</text:span></text:p>
      <text:p text:style-name="P8"><text:span text:style-name="T1"><text:tab/>}</text:span></text:p>
      <text:p text:style-name="P8"><text:span text:style-name="T1">}</text:span></text:p>
      <text:p text:style-name="P2"/>
      <text:p text:style-name="P6"><text:span text:style-name="T5">package</text:span><text:span text:style-name="T10"> exemple_json;</text:span></text:p>
      <text:p text:style-name="P9"/>
      <text:p text:style-name="P8"><text:span text:style-name="T8">// </text:span><text:span text:style-name="T9">fichier</text:span><text:span text:style-name="T8"> Data.java</text:span></text:p>
      <text:p text:style-name="P9"/>
      <text:p text:style-name="P8"><text:span text:style-name="T5">public</text:span><text:span text:style-name="T1"> </text:span><text:span text:style-name="T5">class</text:span><text:span text:style-name="T1"> Data {</text:span></text:p>
      <text:p text:style-name="P8"><text:span text:style-name="T1"><text:tab/></text:span></text:p>
      <text:p text:style-name="P8"><text:span text:style-name="T1"><text:tab/>String </text:span><text:span text:style-name="T3">cmd</text:span><text:span text:style-name="T1"> = </text:span><text:span text:style-name="T5">null</text:span><text:span text:style-name="T1">;</text:span></text:p>
      <text:p text:style-name="P8"><text:span text:style-name="T1"><text:tab/>String </text:span><text:span text:style-name="T3">param1</text:span><text:span text:style-name="T1"> = </text:span><text:span text:style-name="T5">null</text:span><text:span text:style-name="T1">;</text:span></text:p>
      <text:p text:style-name="P8"><text:span text:style-name="T1"><text:tab/>String </text:span><text:span text:style-name="T3">param2</text:span><text:span text:style-name="T1"> = </text:span><text:span text:style-name="T5">null</text:span><text:span text:style-name="T1">;</text:span></text:p>
      <text:p text:style-name="P8"><text:span text:style-name="T1"><text:tab/></text:span></text:p>
      <text:p text:style-name="P8"><text:span text:style-name="T1"><text:tab/></text:span><text:span text:style-name="T5">public</text:span><text:span text:style-name="T1"> String toString() {</text:span></text:p>
      <text:p text:style-name="P8"><text:span text:style-name="T1"><text:tab/><text:tab/></text:span><text:span text:style-name="T5">return</text:span><text:span text:style-name="T1"> </text:span><text:span text:style-name="T7">"{cmd : "</text:span><text:span text:style-name="T1"> + </text:span><text:span text:style-name="T3">cmd</text:span><text:span text:style-name="T1"> + </text:span><text:span text:style-name="T7">", param1 : "</text:span><text:span text:style-name="T1">+ </text:span><text:span text:style-name="T3">param1</text:span><text:span text:style-name="T1"> + </text:span><text:span text:style-name="T7">", param2 : "</text:span><text:span text:style-name="T1"> + </text:span><text:span text:style-name="T3">param2</text:span><text:span text:style-name="T1"> + </text:span><text:span text:style-name="T7">"}"</text:span><text:span text:style-name="T1">;</text:span></text:p>
      <text:p text:style-name="P8"><text:span text:style-name="T1"><text:tab/>}</text:span></text:p>
      <text:p text:style-name="P8"><text:span text:style-name="T1"><text:tab/></text:span></text:p>
      <text:p text:style-name="P8"><text:span text:style-name="T1"><text:tab/></text:span><text:span text:style-name="T8">// </text:span><text:span text:style-name="T9">ajouter</text:span><text:span text:style-name="T8"> </text:span><text:span text:style-name="T9">les</text:span><text:span text:style-name="T8"> </text:span><text:span text:style-name="T9">accesseurs</text:span><text:span text:style-name="T8"> (</text:span><text:span text:style-name="T9">méthodes</text:span><text:span text:style-name="T8"> get </text:span><text:span text:style-name="T9">et</text:span><text:span text:style-name="T8"> set)</text:span></text:p>
      <text:p text:style-name="P8"><text:span text:style-name="T1"><text:tab/></text:span><text:span text:style-name="T8">// </text:span><text:span text:style-name="T9">sous</text:span><text:span text:style-name="T8"> Eclipse </text:span><text:span text:style-name="T9">clic</text:span><text:span text:style-name="T8"> </text:span><text:span text:style-name="T9">droit</text:span><text:span text:style-name="T8"> </text:span><text:span text:style-name="T9">puis</text:span></text:p>
      <text:p text:style-name="P8"><text:span text:style-name="T1"><text:tab/></text:span><text:span text:style-name="T8">// "Source" </text:span><text:span text:style-name="T9">et</text:span><text:span text:style-name="T8"> "Generate Getters and Setters"</text:span></text:p>
      <text:p text:style-name="P8"><text:span text:style-name="T1"><text:tab/></text:span></text:p>
      <text:p text:style-name="P9"/>
      <text:p text:style-name="P8"><text:span text:style-name="T1"><text:tab/></text:span><text:span text:style-name="T5">public</text:span><text:span text:style-name="T1"> String getCmd() {</text:span></text:p>
      <text:p text:style-name="P8"><text:span text:style-name="T1"><text:tab/><text:tab/></text:span><text:span text:style-name="T5">return</text:span><text:span text:style-name="T1"> </text:span><text:span text:style-name="T3">cmd</text:span><text:span text:style-name="T1">;</text:span></text:p>
      <text:p text:style-name="P8"><text:span text:style-name="T1"><text:tab/>}</text:span></text:p>
      <text:p text:style-name="P8"><text:span text:style-name="T1"><text:tab/></text:span><text:span text:style-name="T5">public</text:span><text:span text:style-name="T1"> </text:span><text:span text:style-name="T5">void</text:span><text:span text:style-name="T1"> setCmd(String </text:span><text:span text:style-name="T6">cmd</text:span><text:span text:style-name="T1">) {</text:span></text:p>
      <text:p text:style-name="P8"><text:span text:style-name="T1"><text:tab/><text:tab/></text:span><text:span text:style-name="T5">this</text:span><text:span text:style-name="T1">.</text:span><text:span text:style-name="T3">cmd</text:span><text:span text:style-name="T1"> = </text:span><text:span text:style-name="T6">cmd</text:span><text:span text:style-name="T1">;</text:span></text:p>
      <text:p text:style-name="P8"><text:span text:style-name="T1"><text:tab/>}</text:span></text:p>
      <text:p text:style-name="P8"><text:span text:style-name="T1"><text:tab/></text:span><text:span text:style-name="T5">public</text:span><text:span text:style-name="T1"> String getParam1() {</text:span></text:p>
      <text:p text:style-name="P8"><text:span text:style-name="T1"><text:tab/><text:tab/></text:span><text:span text:style-name="T5">return</text:span><text:span text:style-name="T1"> </text:span><text:span text:style-name="T3">param1</text:span><text:span text:style-name="T1">;</text:span></text:p>
      <text:p text:style-name="P8"><text:span text:style-name="T1"><text:tab/>}</text:span></text:p>
      <text:p text:style-name="P8"><text:span text:style-name="T1"><text:tab/></text:span><text:span text:style-name="T5">public</text:span><text:span text:style-name="T1"> </text:span><text:span text:style-name="T5">void</text:span><text:span text:style-name="T1"> setParam1(String </text:span><text:span text:style-name="T6">param1</text:span><text:span text:style-name="T1">) {</text:span></text:p>
      <text:p text:style-name="P8"><text:span text:style-name="T1"><text:tab/><text:tab/></text:span><text:span text:style-name="T5">this</text:span><text:span text:style-name="T1">.</text:span><text:span text:style-name="T3">param1</text:span><text:span text:style-name="T1"> = </text:span><text:span text:style-name="T6">param1</text:span><text:span text:style-name="T1">;</text:span></text:p>
      <text:p text:style-name="P8"><text:span text:style-name="T1"><text:tab/>}</text:span></text:p>
      <text:p text:style-name="P8"><text:span text:style-name="T1"><text:tab/></text:span><text:span text:style-name="T5">public</text:span><text:span text:style-name="T1"> String getParam2() {</text:span></text:p>
      <text:p text:style-name="P8"><text:span text:style-name="T1"><text:tab/><text:tab/></text:span><text:span text:style-name="T5">return</text:span><text:span text:style-name="T1"> </text:span><text:span text:style-name="T3">param2</text:span><text:span text:style-name="T1">;</text:span></text:p>
      <text:p text:style-name="P8"><text:span text:style-name="T1"><text:tab/>}</text:span></text:p>
      <text:p text:style-name="P8"><text:span text:style-name="T1"><text:tab/></text:span><text:span text:style-name="T5">public</text:span><text:span text:style-name="T1"> </text:span><text:span text:style-name="T5">void</text:span><text:span text:style-name="T1"> setParam2(String </text:span><text:span text:style-name="T6">param2</text:span><text:span text:style-name="T1">) {</text:span></text:p>
      <text:p text:style-name="P8"><text:span text:style-name="T1"><text:tab/><text:tab/></text:span><text:span text:style-name="T5">this</text:span><text:span text:style-name="T1">.</text:span><text:span text:style-name="T3">param2</text:span><text:span text:style-name="T1"> = </text:span><text:span text:style-name="T6">param2</text:span><text:span text:style-name="T1">;</text:span></text:p>
      <text:p text:style-name="P8"><text:span text:style-name="T1"><text:tab/>}</text:span></text:p>
      <text:p text:style-name="P9"/>
      <text:p text:style-name="P8"><text:span text:style-name="T1"><text:tab/></text:span></text:p>
      <text:p text:style-name="P8"><text:span text:style-name="T1">}</text:span></text:p>
      <text:p text:style-name="P2"/>
      <text:p text:style-name="P7">Résultat de l'exécution</text:p>
      <text:p text:style-name="P4"/>
      <text:p text:style-name="P4"><text:span text:style-name="T10">Résultat JSON = {"cmd":"prog","param1":"(space add robi (rect.class new))","param2":null}</text:span></text:p>
      <text:p text:style-name="P8"><text:span text:style-name="T1">d2 = {cmd : prog, param1 : (space add robi (rect.class new)), param2 : null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0:36:56.165209806</meta:creation-date>
    <dc:date>2023-03-26T16:08:44.251499940</dc:date>
    <meta:editing-duration>PT1H58M2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95" meta:word-count="361" meta:character-count="2761" meta:non-whitespace-character-count="2373"/>
  </office:meta>
</office:document-meta>
</file>